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da177" officeooo:paragraph-rsid="000da177" style:font-size-asian="16pt" style:font-size-complex="16pt"/>
    </style:style>
    <style:style style:name="P2" style:family="paragraph" style:parent-style-name="Standard">
      <style:text-properties fo:font-size="10.5pt" officeooo:rsid="000da177" officeooo:paragraph-rsid="000da177" style:font-size-asian="10.5pt" style:font-size-complex="10.5pt"/>
    </style:style>
    <style:style style:name="T1" style:family="text">
      <style:text-properties officeooo:rsid="000da177"/>
    </style:style>
    <style:style style:name="T2" style:family="text">
      <style:text-properties fo:font-style="italic" style:font-style-asian="italic" style:font-style-complex="italic"/>
    </style:style>
    <style:style style:name="T3" style:family="text">
      <style:text-properties fo:font-style="italic" officeooo:rsid="000da177"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lice</text:span> 的拯救：来自美国最高法院的这项关键判决是如何保护企业免遭愚蠢专利的暗算的</text:p>
      <text:p text:style-name="Standard"/>
      <text:p text:style-name="P2">2017 年六月 22 日，Elliot Harmon 和 Daniel Nazer，CC BY 3.0 US</text:p>
      <text:p text:style-name="Standard"/>
      <text:p text:style-name="Standard">在 <text:span text:style-name="T1">2014 年，美国最高法院在 </text:span><text:span text:style-name="T3">Alice v. CLS Bank</text:span><text:span text:style-name="T1"> 案件的判决中裁定，一项抽象理念不能简单地由于其在一台通用计算机上的实现而成为可获专利的。从那开始，</text:span><text:span text:style-name="T3">Alice</text:span><text:span text:style-name="T1"> 为那些遭受伪劣专利的威胁或起诉的真实企业带来了救命稻草。</text:span></text:p>
      <text:p text:style-name="Standard"/>
      <text:p text:style-name="Standard">本周，在 <text:span text:style-name="T3">Alice</text:span><text:span text:style-name="T1"> 的三周年纪念日上，电子前哨基金会（EFF）发起了一个全新的博文系列，它称为“</text:span><text:span text:style-name="T3">Alice</text:span><text:span text:style-name="T1"> 的拯救”。我们在此搜集了 </text:span><text:span text:style-name="T3">Alice</text:span><text:span text:style-name="T1"> 前来拯救企业的时刻的记忆。在接下来的数周之内，我们将会分享大小企业主的记忆。您将会见到一位遭到一项关于计算机化的寻宝游戏的伪劣专利起诉的应用程序开发者，一家其客户被专利流氓盯上了的软件公司，以及一位由于从事了一种已经在该领域普遍存在了多年的实践而被起诉的摄影师。这些故事都有一个共同点：某位拥有一项关于抽象理念的专利的人起诉了一家小型企业，并且该企业将会失去一切，然而幸运的是，</text:span><text:span text:style-name="T3">Alice</text:span><text:span text:style-name="T1"> 前来拯救了它们。</text:span></text:p>
      <text:p text:style-name="Standard"/>
      <text:p text:style-name="Standard">为什么我们要讲述这些故事？由于 <text:span text:style-name="T3">Alice</text:span><text:span text:style-name="T1"> 正在遭受威胁。来自专利游说集团的一些嘈杂的声音要求修改法律以带回那些愚蠢专利。因此，是时候讲述那些遭受专利威胁的个人和企业的故事了，而那些专利从一开始就不应该被批准。</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23:28:17.297000000</meta:creation-date>
    <dc:date>2017-07-25T23:45:16.759000000</dc:date>
    <meta:editing-duration>PT2M59S</meta:editing-duration>
    <meta:editing-cycles>1</meta:editing-cycles>
    <meta:document-statistic meta:table-count="0" meta:image-count="0" meta:object-count="0" meta:page-count="1" meta:paragraph-count="5" meta:word-count="498" meta:character-count="597" meta:non-whitespace-character-count="570"/>
    <meta:generator>LibreOffice/5.3.0.3$Windows_X86_64 LibreOffice_project/7074905676c47b82bbcfbea1aeefc84afe1c50e1</meta:generator>
  </office:meta>
</office:document-meta>
</file>